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name-asian="Times New Roman2" style:font-name-complex="Times New Roman2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bold" style:font-name-asian="Times New Roman2" style:font-weight-asian="bold" style:font-name-complex="Times New Roman2" style:font-weight-complex="bold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3065.png" xlink:type="simple" xlink:show="embed" xlink:actuate="onLoad"/></draw:frame></text:p>
          </table:table-cell>
          <table:table-cell table:style-name="Table1.B1" office:value-type="string">
            <text:h text:style-name="P6" text:outline-level="1">Векторное 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4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306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5">Блок является аналогом логического блока «И»,</text:span><text:span text:style-name="T8"> </text:span><text:span text:style-name="T9">векторизован</text:span><text:span text:style-name="T8"> и </text:span><text:span text:style-name="T5">работает по следующему </text:span><text:span text:style-name="T8">алгоритму:</text:span></text:p>
            <text:p text:style-name="P3"><text:span text:style-name="T10"><draw:frame draw:style-name="fr3" draw:name="Объект7" text:anchor-type="as-char" svg:width="9.119cm" svg:height="1.39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0">,</text:span></text:p>
            <text:p text:style-name="P2"><text:span text:style-name="T6">где </text:span><text:span text:style-name="T3">y(t)</text:span><text:span text:style-name="T2"> </text:span><text:span text:style-name="T6">– выходной </text:span><text:span text:style-name="T7">скалярный</text:span><text:span text:style-name="T6"> сигнал блока, <text:s/></text:span><text:span text:style-name="T6"><draw:frame draw:style-name="fr3" draw:name="Объект6" text:anchor-type="as-char" svg:width="1.461cm" svg:height="0.62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6">– </text:span><text:span text:style-name="T2">i-</text:span><text:span text:style-name="T6">ый элемент </text:span><text:span text:style-name="T2">j-</text:span><text:span text:style-name="T6">ого входного векторного сигнала.</text:span></text:p>
            <text:p text:style-name="P2"><text:span text:style-name="T9">Свойство</text:span><text:span text:style-name="T10">:</text:span></text:p>
            <text:list xml:id="list2213282866363461421" text:style-name="L1">
              <text:list-item>
                <text:p text:style-name="P7">Количество портов — количество входных сигналов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ое И</dc:title>
    <dc:date>2014-12-16T20:55:04.52</dc:date>
    <meta:generator>OpenOffice/4.1.1$Win32 OpenOffice.org_project/411m6$Build-9775</meta:generator>
    <meta:editing-duration>PT1H15M51S</meta:editing-duration>
    <meta:editing-cycles>37</meta:editing-cycles>
    <meta:document-statistic meta:table-count="1" meta:image-count="2" meta:object-count="2" meta:page-count="1" meta:paragraph-count="11" meta:word-count="47" meta:character-count="30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 mathvariant="italic">все</mi>
                    <mi/>
                    <msub>
                      <mi>x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 mathvariant="italic">хотя</mi>
                    <mi mathvariant="italic">бы</mi>
                    <mi mathvariant="italic">один</mi>
                    <mi mathvariant="italic">из</mi>
                    <mi/>
                    <msub>
                      <mi>x</mi>
                      <mrow>
                        <mi>i</mi>
                        <mi>,</mi>
                        <mi>j</mi>
                      </mrow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все ~ x_{i,j}(t) = 1; #
alignl 0, ~ если хотя бы один из ~ x_{i,j}(t) = 0;  }
right none
</annotation>
  </semantics>
</math>
</file>

<file path=Object 3/content.xml><?xml version="1.0" encoding="utf-8"?>
<math xmlns="http://www.w3.org/1998/Math/MathML">
  <semantics>
    <mrow>
      <msub>
        <mi>u</mi>
        <mrow>
          <mi>i</mi>
          <mi>,</mi>
          <mi>j</mi>
        </mrow>
      </msub>
      <mrow>
        <mo stretchy="false">(</mo>
        <mrow>
          <mi>t</mi>
        </mrow>
        <mo stretchy="false">)</mo>
      </mrow>
    </mrow>
    <annotation encoding="StarMath 5.0">u_{i,j}(t)</annotation>
  </semantics>
</math>
</file>